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3])" office:value-type="float" office:value="2030" calcext:value-type="float">
            <text:p>2.03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1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1.837457346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1.8396261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1T14:40:42.181499559</dc:date>
    <dc:language>pt-PT</dc:language>
    <meta:editing-cycles>415</meta:editing-cycles>
    <meta:editing-duration>PT12H48M59S</meta:editing-duration>
    <meta:print-date>2019-11-04T10:09:33.513893508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